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3.2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5000b"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5000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5000b"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</style:style>
    <style:style style:name="T1" style:family="text">
      <style:text-properties fo:color="#00cc33"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6" table:default-cell-style-name="Default"/>
        <table:table-row table:style-name="ro2">
          <table:table-cell table:style-name="ce1" office:value-type="string">
            <text:p>olx link</text:p>
          </table:table-cell>
          <table:table-cell table:style-name="ce1" office:value-type="string">
            <text:p>nazwa</text:p>
          </table:table-cell>
          <table:table-cell table:style-name="ce1" office:value-type="string">
            <text:p>nr tel</text:p>
          </table:table-cell>
          <table:table-cell table:style-name="ce1" office:value-type="string">
            <text:p>statu<text:span text:style-name="T1">s</text:span></text:p>
          </table:table-cell>
        </table:table-row>
        <table:table-row table:style-name="ro3">
          <table:table-cell office:value-type="string">
            <text:p><text:a xlink:href="https://www.olx.pl/oferta/doradca-klienta-media-expert-klodzko-CID4-IDFpP8y.html#b6fb2ec04a">https://www.olx.pl/oferta/doradca-klienta-media-expert-klodzko-CID4-IDFpP8y.html#b6fb2ec04a</text:a> </text:p>
          </table:table-cell>
          <table:table-cell office:value-type="string">
            <text:p>Media Expert</text:p>
          </table:table-cell>
          <table:table-cell table:style-name="Default" office:value-type="string">
            <text:p>brak</text:p>
          </table:table-cell>
          <table:table-cell office:value-type="string">
            <text:p>dryndne do Leszka</text:p>
          </table:table-cell>
        </table:table-row>
        <table:table-row table:style-name="ro3">
          <table:table-cell office:value-type="string">
            <text:p><text:a xlink:href="https://www.olx.pl/oferta/konserwator-czarna-gora-resort-CID4-IDFjSUU.html#b6fb2ec04a">https://www.olx.pl/oferta/konserwator-czarna-gora-resort-CID4-IDFjSUU.html#b6fb2ec04a</text:a> </text:p>
          </table:table-cell>
          <table:table-cell office:value-type="string">
            <text:p>Konserwator Czarna Góra</text:p>
          </table:table-cell>
          <table:table-cell office:value-type="float" office:value="602556525">
            <text:p>602556525</text:p>
          </table:table-cell>
          <table:table-cell office:value-type="string">
            <text:p>zadzwonić</text:p>
          </table:table-cell>
        </table:table-row>
        <table:table-row table:style-name="ro4">
          <table:table-cell office:value-type="string">
            <text:p><text:a xlink:href="https://www.olx.pl/oferta/pomoc-kuchenna-czarna-gora-resort-CID4-IDFjQZD.html#b6fb2ec04a">https://www.olx.pl/oferta/pomoc-kuchenna-czarna-gora-resort-CID4-IDFjQZD.html#b6fb2ec04a</text:a> </text:p>
          </table:table-cell>
          <table:table-cell office:value-type="string">
            <text:p>Pomoc kuchenna / kelner</text:p>
          </table:table-cell>
          <table:table-cell office:value-type="float" office:value="602556525">
            <text:p>602556525</text:p>
          </table:table-cell>
          <table:table-cell office:value-type="string">
            <text:p>zadzwonić</text:p>
          </table:table-cell>
        </table:table-row>
        <table:table-row table:style-name="ro3">
          <table:table-cell office:value-type="string">
            <text:p><text:a xlink:href="https://www.olx.pl/oferta/hotel-klodzko-zatrudni-na-stanowisko-recepcjonista-recepcjonistka-CID4-IDFoH9F.html#b6fb2ec04a">https://www.olx.pl/oferta/hotel-klodzko-zatrudni-na-stanowisko-recepcjonista-recepcjonistka-CID4-IDFoH9F.html#b6fb2ec04a</text:a> </text:p>
          </table:table-cell>
          <table:table-cell office:value-type="string">
            <text:p>Hotel Kłodzko Recepcjonista</text:p>
          </table:table-cell>
          <table:table-cell office:value-type="string">
            <text:p>74 811 92 00 </text:p>
          </table:table-cell>
          <table:table-cell office:value-type="string">
            <text:p>zadzwonić</text:p>
          </table:table-cell>
        </table:table-row>
        <table:table-row table:style-name="ro3">
          <table:table-cell office:value-type="string">
            <text:p><text:a xlink:href="https://www.olx.pl/oferta/magazynier-zlecenie-na-7-dni-CID4-IDFcNZL.html#b6fb2ec04a">https://www.olx.pl/oferta/magazynier-zlecenie-na-7-dni-CID4-IDFcNZL.html#b6fb2ec04a</text:a> </text:p>
          </table:table-cell>
          <table:table-cell office:value-type="string">
            <text:p>Magazynier na 7 dni</text:p>
          </table:table-cell>
          <table:table-cell office:value-type="string">
            <text:p> 606 803 097 </text:p>
          </table:table-cell>
          <table:table-cell office:value-type="string">
            <text:p>zadzwonić</text:p>
          </table:table-cell>
        </table:table-row>
        <table:table-row table:style-name="ro3">
          <table:table-cell office:value-type="string">
            <text:p><text:a xlink:href="https://www.olx.pl/oferta/sprzedawca-klodzko-inter-team-CID4-IDF6Pjk.html#b6fb2ec04a">https://www.olx.pl/oferta/sprzedawca-klodzko-inter-team-CID4-IDF6Pjk.html#b6fb2ec04a</text:a> </text:p>
          </table:table-cell>
          <table:table-cell office:value-type="string">
            <text:p>Interteam</text:p>
          </table:table-cell>
          <table:table-cell table:style-name="Default" office:value-type="string">
            <text:p>brak</text:p>
          </table:table-cell>
          <table:table-cell office:value-type="string">
            <text:p>osobiście, Słowackiego</text:p>
          </table:table-cell>
        </table:table-row>
        <table:table-row table:style-name="ro3">
          <table:table-cell office:value-type="string">
            <text:p><text:a xlink:href="https://www.olx.pl/oferta/zatrudnie-sprzedawce-kasjera-od-zaraz-klodzko-3-4-etatu-CID4-IDByJFo.html#b6fb2ec04a">https://www.olx.pl/oferta/zatrudnie-sprzedawce-kasjera-od-zaraz-klodzko-3-4-etatu-CID4-IDByJFo.html#b6fb2ec04a</text:a> </text:p>
          </table:table-cell>
          <table:table-cell office:value-type="string">
            <text:p>Kacjer 3/4</text:p>
          </table:table-cell>
          <table:table-cell table:style-name="Default" office:value-type="string">
            <text:p>brak</text:p>
          </table:table-cell>
          <table:table-cell office:value-type="string">
            <text:p>rekru online</text:p>
          </table:table-cell>
        </table:table-row>
        <table:table-row table:style-name="ro4">
          <table:table-cell office:value-type="string">
            <text:p><text:a xlink:href="https://www.olx.pl/oferta/operator-linii-technologicznej-CID4-IDF4No2.html#b6fb2ec04a;promoted">https://www.olx.pl/oferta/operator-linii-technologicznej-CID4-IDF4No2.html#b6fb2ec04a;promoted</text:a> </text:p>
          </table:table-cell>
          <table:table-cell office:value-type="string">
            <text:p>Poliamid produkcja</text:p>
          </table:table-cell>
          <table:table-cell office:value-type="string">
            <text:p>74 667 41 00 </text:p>
          </table:table-cell>
          <table:table-cell office:value-type="string">
            <text:p>cv na maila</text:p>
          </table:table-cell>
        </table:table-row>
        <table:table-row table:style-name="ro3">
          <table:table-cell office:value-type="string">
            <text:p><text:a xlink:href="https://www.olx.pl/oferta/obsluga-klienta-CID4-IDDRuOf.html#b6fb2ec04a">https://www.olx.pl/oferta/obsluga-klienta-CID4-IDDRuOf.html#b6fb2ec04a</text:a> </text:p>
          </table:table-cell>
          <table:table-cell office:value-type="string">
            <text:p>Optyk Kłodzko</text:p>
          </table:table-cell>
          <table:table-cell office:value-type="float" office:value="575926143">
            <text:p>575926143</text:p>
          </table:table-cell>
          <table:table-cell office:value-type="string">
            <text:p>zadzwonić</text:p>
          </table:table-cell>
        </table:table-row>
        <table:table-row table:style-name="ro3">
          <table:table-cell office:value-type="string">
            <text:p><text:a xlink:href="https://www.olx.pl/oferta/praca-pracownik-biurowy-18-65-lat-szkolenie-staz-zatrudnienie-od-zaraz-CID4-IDFeks3.html#b6fb2ec04a">https://www.olx.pl/oferta/praca-pracownik-biurowy-18-65-lat-szkolenie-staz-zatrudnienie-od-zaraz-CID4-IDFeks3.html#b6fb2ec04a</text:a> </text:p>
          </table:table-cell>
          <table:table-cell office:value-type="string">
            <text:p>Pracownik biurowy</text:p>
          </table:table-cell>
          <table:table-cell office:value-type="float" office:value="601380573">
            <text:p>601380573</text:p>
          </table:table-cell>
          <table:table-cell office:value-type="string">
            <text:p>zadzwonić!!!</text:p>
          </table:table-cell>
        </table:table-row>
        <table:table-row table:style-name="ro4">
          <table:table-cell office:value-type="string">
            <text:p><text:a xlink:href="https://www.olx.pl/oferta/operator-produkcji-czechy-3150-zl-4150-zl-netto-od-zaraz-CID4-IDFpStt.html">https://www.olx.pl/oferta/operator-produkcji-czechy-3150-zl-4150-zl-netto-od-zaraz-CID4-IDFpStt.html</text:a> </text:p>
          </table:table-cell>
          <table:table-cell office:value-type="string">
            <text:p>CZECHY Produkcja</text:p>
          </table:table-cell>
          <table:table-cell office:value-type="float" office:value="695230863">
            <text:p>695230863</text:p>
          </table:table-cell>
          <table:table-cell office:value-type="string">
            <text:p>zadzwonić</text:p>
          </table:table-cell>
        </table:table-row>
        <table:table-row table:style-name="ro3">
          <table:table-cell office:value-type="string">
            <text:p><text:a xlink:href="https://www.olx.pl/oferta/siemens-letohrad-rekrutuje-praca-od-zaraz-CID4-IDFgO18.html#feddc1f762">https://www.olx.pl/oferta/siemens-letohrad-rekrutuje-praca-od-zaraz-CID4-IDFgO18.html#feddc1f762</text:a> </text:p>
          </table:table-cell>
          <table:table-cell office:value-type="string">
            <text:p>Siemens LETOHRAD Czechy Montaż</text:p>
          </table:table-cell>
          <table:table-cell table:style-name="ce2" office:value-type="float" office:value="570066957">
            <text:p>570066957</text:p>
          </table:table-cell>
          <table:table-cell office:value-type="string">
            <text:p>zadzwonić</text:p>
          </table:table-cell>
        </table:table-row>
        <table:table-row table:style-name="ro4">
          <table:table-cell table:style-name="ce3" office:value-type="string">
            <text:p><text:a xlink:href="https://www.olx.pl/oferta/pracuj-w-czechach-mohelnice-CID4-IDF2ugJ.html#feddc1f762">https://www.olx.pl/oferta/pracuj-w-czechach-mohelnice-CID4-IDF2ugJ.html#feddc1f762</text:a> </text:p>
          </table:table-cell>
          <table:table-cell table:style-name="ce4" office:value-type="string">
            <text:p>Czechy Mohelnice</text:p>
          </table:table-cell>
          <table:table-cell table:style-name="ce6" office:value-type="string">
            <text:p>Monika 571 406 549 </text:p>
          </table:table-cell>
          <table:table-cell table:style-name="ce4" office:value-type="string">
            <text:p>sms</text:p>
          </table:table-cell>
        </table:table-row>
        <table:table-row table:style-name="ro3">
          <table:table-cell office:value-type="string">
            <text:p><text:a xlink:href="https://www.olx.pl/oferta/praca-przy-obsludze-gosci-w-obiekcie-willa-klodzko-zacisze-CID4-IDFd47G.html#afd7628723">https://www.olx.pl/oferta/praca-przy-obsludze-gosci-w-obiekcie-willa-klodzko-zacisze-CID4-IDFd47G.html#afd7628723</text:a> </text:p>
          </table:table-cell>
          <table:table-cell office:value-type="string">
            <text:p>Kłodzko Willa Zacisze</text:p>
          </table:table-cell>
          <table:table-cell office:value-type="float" office:value="534651565">
            <text:p>534651565</text:p>
          </table:table-cell>
          <table:table-cell table:style-name="ce7" office:value-type="string">
            <text:p>zadzwonić</text:p>
          </table:table-cell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2.06.2020</text:date>, <text:time>14:29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20-06-20T16:18:00.07</meta:creation-date>
    <dc:date>2020-06-22T14:29:39.49</dc:date>
    <dc:creator>a a</dc:creator>
    <meta:editing-duration>PT4H20M59S</meta:editing-duration>
    <meta:editing-cycles>6</meta:editing-cycles>
    <meta:generator>OpenOffice/4.1.7$Win32 OpenOffice.org_project/417m1$Build-9800</meta:generator>
    <meta:document-statistic meta:table-count="3" meta:cell-count="60" meta:object-count="0"/>
  </office:meta>
</office:document-meta>
</file>